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651a" officeooo:paragraph-rsid="0011651a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1651a" officeooo:paragraph-rsid="0011651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1651a" officeooo:paragraph-rsid="0011651a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officeooo:paragraph-rsid="0011651a"/>
    </style:style>
    <style:style style:name="P5" style:family="paragraph" style:parent-style-name="Standard">
      <style:paragraph-properties fo:text-align="start" style:justify-single-word="false"/>
      <style:text-properties officeooo:rsid="00127ce6" officeooo:paragraph-rsid="00127ce6"/>
    </style:style>
    <style:style style:name="P6" style:family="paragraph" style:parent-style-name="Standard">
      <style:paragraph-properties fo:margin-left="0cm" fo:margin-right="0cm" fo:text-align="start" style:justify-single-word="false" fo:text-indent="1.499cm" style:auto-text-indent="false"/>
      <style:text-properties officeooo:paragraph-rsid="0011651a"/>
    </style:style>
    <style:style style:name="P7" style:family="paragraph" style:parent-style-name="Standard">
      <style:paragraph-properties fo:margin-left="0cm" fo:margin-right="0cm" fo:text-align="start" style:justify-single-word="false" fo:text-indent="1.499cm" style:auto-text-indent="false"/>
      <style:text-properties officeooo:rsid="00127ce6" officeooo:paragraph-rsid="00127ce6"/>
    </style:style>
    <style:style style:name="P8" style:family="paragraph" style:parent-style-name="Standard">
      <style:paragraph-properties fo:margin-left="0cm" fo:margin-right="0cm" fo:text-align="start" style:justify-single-word="false" fo:text-indent="1.499cm" style:auto-text-indent="false"/>
      <style:text-properties fo:font-weight="bold" officeooo:rsid="00127ce6" officeooo:paragraph-rsid="00127ce6" style:font-weight-asian="bold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1.499cm" style:auto-text-indent="false"/>
      <style:text-properties fo:font-weight="normal" officeooo:rsid="0014448b" officeooo:paragraph-rsid="0014448b" style:font-weight-asian="normal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1.499cm" style:auto-text-indent="false"/>
      <style:text-properties fo:font-weight="normal" officeooo:rsid="00127ce6" officeooo:paragraph-rsid="00127ce6" style:font-weight-asian="normal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1.499cm" style:auto-text-indent="false"/>
      <style:text-properties officeooo:paragraph-rsid="00127ce6"/>
    </style:style>
    <style:style style:name="P12" style:family="paragraph" style:parent-style-name="Standard">
      <style:paragraph-properties fo:text-align="center" style:justify-single-word="false"/>
      <style:text-properties officeooo:paragraph-rsid="0011651a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27c49c" officeooo:paragraph-rsid="0027c49c" style:font-weight-asian="bold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7c49c"/>
    </style:style>
    <style:style style:name="T1" style:family="text">
      <style:text-properties fo:font-weight="bold" officeooo:rsid="0011651a" style:font-weight-asian="bold" style:font-weight-complex="bold"/>
    </style:style>
    <style:style style:name="T2" style:family="text">
      <style:text-properties fo:font-weight="bold" officeooo:rsid="00127ce6" style:font-weight-asian="bold" style:font-weight-complex="bold"/>
    </style:style>
    <style:style style:name="T3" style:family="text">
      <style:text-properties fo:font-weight="bold" officeooo:rsid="00156188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1651a" style:font-weight-asian="normal" style:font-weight-complex="normal"/>
    </style:style>
    <style:style style:name="T6" style:family="text">
      <style:text-properties fo:font-weight="normal" officeooo:rsid="00127ce6" style:font-weight-asian="normal" style:font-weight-complex="normal"/>
    </style:style>
    <style:style style:name="T7" style:family="text">
      <style:text-properties fo:font-weight="normal" officeooo:rsid="0014448b" style:font-weight-asian="normal" style:font-weight-complex="normal"/>
    </style:style>
    <style:style style:name="T8" style:family="text">
      <style:text-properties fo:font-weight="normal" officeooo:rsid="00156188" style:font-weight-asian="normal" style:font-weight-complex="normal"/>
    </style:style>
    <style:style style:name="T9" style:family="text">
      <style:text-properties fo:font-weight="normal" officeooo:rsid="0016df53" style:font-weight-asian="normal" style:font-weight-complex="normal"/>
    </style:style>
    <style:style style:name="T10" style:family="text">
      <style:text-properties fo:font-weight="normal" officeooo:rsid="00173d32" style:font-weight-asian="normal" style:font-weight-complex="normal"/>
    </style:style>
    <style:style style:name="T11" style:family="text">
      <style:text-properties fo:font-weight="normal" officeooo:rsid="00176a87" style:font-weight-asian="normal" style:font-weight-complex="normal"/>
    </style:style>
    <style:style style:name="T12" style:family="text">
      <style:text-properties fo:font-weight="normal" officeooo:rsid="001916a8" style:font-weight-asian="normal" style:font-weight-complex="normal"/>
    </style:style>
    <style:style style:name="T13" style:family="text">
      <style:text-properties fo:font-weight="normal" officeooo:rsid="001a4538" style:font-weight-asian="normal" style:font-weight-complex="normal"/>
    </style:style>
    <style:style style:name="T14" style:family="text">
      <style:text-properties fo:font-weight="normal" officeooo:rsid="001bb3bf" style:font-weight-asian="normal" style:font-weight-complex="normal"/>
    </style:style>
    <style:style style:name="T15" style:family="text">
      <style:text-properties fo:font-weight="normal" officeooo:rsid="001d73bb" style:font-weight-asian="normal" style:font-weight-complex="normal"/>
    </style:style>
    <style:style style:name="T16" style:family="text">
      <style:text-properties fo:font-weight="normal" officeooo:rsid="001f6097" style:font-weight-asian="normal" style:font-weight-complex="normal"/>
    </style:style>
    <style:style style:name="T17" style:family="text">
      <style:text-properties fo:font-weight="normal" officeooo:rsid="001f91c5" style:font-weight-asian="normal" style:font-weight-complex="normal"/>
    </style:style>
    <style:style style:name="T18" style:family="text">
      <style:text-properties fo:font-weight="normal" officeooo:rsid="0020babd" style:font-weight-asian="normal" style:font-weight-complex="normal"/>
    </style:style>
    <style:style style:name="T19" style:family="text">
      <style:text-properties fo:font-weight="normal" officeooo:rsid="0022551c" style:font-weight-asian="normal" style:font-weight-complex="normal"/>
    </style:style>
    <style:style style:name="T20" style:family="text">
      <style:text-properties fo:font-weight="normal" officeooo:rsid="0022ee36" style:font-weight-asian="normal" style:font-weight-complex="normal"/>
    </style:style>
    <style:style style:name="T21" style:family="text">
      <style:text-properties fo:font-weight="normal" officeooo:rsid="00247fc4" style:font-weight-asian="normal" style:font-weight-complex="normal"/>
    </style:style>
    <style:style style:name="T22" style:family="text">
      <style:text-properties fo:font-weight="normal" officeooo:rsid="0025ea62" style:font-weight-asian="normal" style:font-weight-complex="normal"/>
    </style:style>
    <style:style style:name="T23" style:family="text">
      <style:text-properties fo:font-weight="normal" officeooo:rsid="0026397b" style:font-weight-asian="normal" style:font-weight-complex="normal"/>
    </style:style>
    <style:style style:name="T24" style:family="text">
      <style:text-properties fo:font-weight="normal" officeooo:rsid="0026e3fb" style:font-weight-asian="normal" style:font-weight-complex="normal"/>
    </style:style>
    <style:style style:name="T25" style:family="text">
      <style:text-properties fo:font-weight="normal" officeooo:rsid="0027c49c" style:font-weight-asian="normal" style:font-weight-complex="normal"/>
    </style:style>
    <style:style style:name="T26" style:family="text">
      <style:text-properties fo:font-weight="normal" officeooo:rsid="0027dea2" style:font-weight-asian="normal" style:font-weight-complex="normal"/>
    </style:style>
    <style:style style:name="T27" style:family="text">
      <style:text-properties fo:font-weight="normal" officeooo:rsid="002884db" style:font-weight-asian="normal" style:font-weight-complex="normal"/>
    </style:style>
    <style:style style:name="T28" style:family="text">
      <style:text-properties officeooo:rsid="0027a3bf"/>
    </style:style>
    <style:style style:name="T29" style:family="text">
      <style:text-properties officeooo:rsid="0027c49c"/>
    </style:style>
    <style:style style:name="T30" style:family="text">
      <style:text-properties officeooo:rsid="0027dea2"/>
    </style:style>
    <style:style style:name="T31" style:family="text">
      <style:text-properties officeooo:rsid="002884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ramação Concorrente, Paralela e Distribuída</text:p>
      <text:p text:style-name="P3"/>
      <text:p text:style-name="P2">Professor: Daniel Luis Notari</text:p>
      <text:p text:style-name="P4"><text:span text:style-name="T2">Alunos</text:span><text:span text:style-name="T1">: Augusto Fernando Klein e Guilherme Agostini</text:span></text:p>
      <text:p text:style-name="P3"/>
      <text:p text:style-name="P4"><text:span text:style-name="T5"><text:s/></text:span><text:span text:style-name="T1">Trabalho </text:span><text:span text:style-name="T3">IV</text:span></text:p>
      <text:p text:style-name="P3"/>
      <text:p text:style-name="P6"><text:span text:style-name="T5">No seguinte trabalho foi realizada a implementação de tratamento de imagem </text:span><text:span text:style-name="T6">fazendo o uso de</text:span><text:span text:style-name="T5"> multi processos. Para desenvolver o trabalho </text:span><text:span text:style-name="T6">foi utilizado</text:span><text:span text:style-name="T5"> o método </text:span><text:span text:style-name="T8">OpenMP</text:span><text:span text:style-name="T5">, que consiste </text:span><text:span text:style-name="T6">na criação de</text:span><text:span text:style-name="T5"> </text:span><text:span text:style-name="T6">multi</text:span><text:span text:style-name="T5"> processos </text:span><text:span text:style-name="T8">em uma determinada área do código </text:span><text:span text:style-name="T9">específica</text:span><text:span text:style-name="T8">, </text:span><text:span text:style-name="T10">e também </text:span><text:span text:style-name="T8">fazendo a escolha d</text:span><text:span text:style-name="T10">as</text:span><text:span text:style-name="T8"> determinadas variáveis </text:span><text:span text:style-name="T10">que</text:span><text:span text:style-name="T8"> serão compartilhas.</text:span></text:p>
      <text:p text:style-name="P6"><text:span text:style-name="T5">As máscaras utilizas para os testes são 3x3, 5x5 e 7x7. Foi </text:span><text:span text:style-name="T7">concluído</text:span><text:span text:style-name="T5"> que a partir do aumento do tamanho da máscara há um esvanecimento na imagem. </text:span><text:span text:style-name="T6">Isso ocorre</text:span><text:span text:style-name="T5"> pela procura de um ponto mediano em máscaras de tamanho crescente, </text:span><text:span text:style-name="T6">assim havendo </text:span><text:span text:style-name="T7">uma área mais abrangente para o</text:span><text:span text:style-name="T6"> tratamento.</text:span></text:p>
      <text:p text:style-name="P9">Também foi percebido que o tamanho da máscara tem grande impacto no desempenho da aplicação. Tal fato é percebido analisando o tempo de conclusão dos processos, separados pela máscara individualmente.</text:p>
      <text:p text:style-name="P7"><text:span text:style-name="T5">S</text:span><text:span text:style-name="T4">egue as comparações de desempenho por diversos processos nas máscaras citadas acima:</text:span></text:p>
      <text:p text:style-name="P5"/>
      <text:p text:style-name="P8">Máscara 3x3</text:p>
      <text:p text:style-name="P10">Tempo por processo (real)</text:p>
      <text:p text:style-name="P11"><text:span text:style-name="T6"><text:s text:c="3"/>- 1 = 0,</text:span><text:span text:style-name="T11">307</text:span><text:span text:style-name="T6">s</text:span></text:p>
      <text:p text:style-name="P11"><text:span text:style-name="T6"><text:s text:c="3"/>- 2 = 0,</text:span><text:span text:style-name="T12">170</text:span><text:span text:style-name="T6">s</text:span></text:p>
      <text:p text:style-name="P11"><text:span text:style-name="T6"><text:s text:c="3"/>- 3 = 0,</text:span><text:span text:style-name="T13">177</text:span><text:span text:style-name="T6">s</text:span></text:p>
      <text:p text:style-name="P11"><text:span text:style-name="T6"><text:s text:c="3"/>- 4 = 0,</text:span><text:span text:style-name="T14">156</text:span><text:span text:style-name="T6">s</text:span></text:p>
      <text:p text:style-name="P11"><text:span text:style-name="T6"><text:s text:c="3"/>- 5 = 0,</text:span><text:span text:style-name="T15">157</text:span><text:span text:style-name="T6">s</text:span></text:p>
      <text:p text:style-name="P10"/>
      <text:p text:style-name="P8">Máscara 5x5</text:p>
      <text:p text:style-name="P10">Tempo por processo (real)</text:p>
      <text:p text:style-name="P11"><text:span text:style-name="T6"><text:s text:c="3"/>- 1 = 2,</text:span><text:span text:style-name="T16">061</text:span><text:span text:style-name="T6">s</text:span></text:p>
      <text:p text:style-name="P11"><text:span text:style-name="T6"><text:s text:c="3"/>- 2 = </text:span><text:span text:style-name="T17">1,052</text:span><text:span text:style-name="T6">s</text:span></text:p>
      <text:p text:style-name="P11"><text:span text:style-name="T6"><text:s text:c="3"/>- 3 = </text:span><text:span text:style-name="T18">1,018</text:span><text:span text:style-name="T6">s</text:span></text:p>
      <text:p text:style-name="P11"><text:span text:style-name="T6"><text:s text:c="3"/>- 4 = </text:span><text:span text:style-name="T19">0,942</text:span><text:span text:style-name="T6">s</text:span></text:p>
      <text:p text:style-name="P11"><text:span text:style-name="T6"><text:s text:c="3"/>- 5 = </text:span><text:span text:style-name="T20">0,958</text:span><text:span text:style-name="T6">s</text:span></text:p>
      <text:p text:style-name="P10"/>
      <text:p text:style-name="P8">Máscara 7x7</text:p>
      <text:p text:style-name="P10">Tempo por processo (real)</text:p>
      <text:p text:style-name="P11"><text:span text:style-name="T6"><text:s text:c="3"/>- 1 = </text:span><text:span text:style-name="T21">7,472</text:span><text:span text:style-name="T6">s</text:span></text:p>
      <text:p text:style-name="P11"><text:span text:style-name="T6"><text:s text:c="3"/>- 2 = </text:span><text:span text:style-name="T22">3,767</text:span><text:span text:style-name="T6">s</text:span></text:p>
      <text:p text:style-name="P11"><text:span text:style-name="T6"><text:s text:c="3"/>- 3 = </text:span><text:span text:style-name="T23">3,653</text:span><text:span text:style-name="T6">s</text:span></text:p>
      <text:p text:style-name="P11"><text:span text:style-name="T6"><text:s text:c="3"/>- 4 = </text:span><text:span text:style-name="T24">3,382</text:span><text:span text:style-name="T6">s</text:span></text:p>
      <text:p text:style-name="P10"><text:s text:c="3"/>- 5 = <text:span text:style-name="T28">3,434</text:span>s</text:p>
      <text:p text:style-name="P10"/>
      <text:p text:style-name="P13">Conclusão:</text:p>
      <text:p text:style-name="P14"><text:span text:style-name="T25">Através dos resultados </text:span><text:span text:style-name="T26">notados no uso</text:span><text:span text:style-name="T25"> </text:span><text:span text:style-name="T26">de</text:span><text:span text:style-name="T25"> MPI e OpenM</text:span><text:span text:style-name="T27">P</text:span><text:span text:style-name="T25"> nota-se uma diferença considerável na velocidade de processamento. Isso se explica pelo direcionamento das threads na realização de determinada área de código, assim não </text:span><text:span text:style-name="T26">havendo o</text:span><text:span text:style-name="T25"> </text:span><text:span text:style-name="T26">desperdício de</text:span><text:span text:style-name="T25"> processamento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20:11:50.962593185</meta:creation-date>
    <dc:date>2020-12-16T22:27:05.208586453</dc:date>
    <meta:editing-duration>PT14M44S</meta:editing-duration>
    <meta:editing-cycles>22</meta:editing-cycles>
    <meta:generator>LibreOffice/6.4.6.2$Linux_X86_64 LibreOffice_project/40$Build-2</meta:generator>
    <meta:document-statistic meta:table-count="0" meta:image-count="0" meta:object-count="0" meta:page-count="1" meta:paragraph-count="31" meta:word-count="278" meta:character-count="1647" meta:non-whitespace-character-count="1354"/>
  </office:meta>
</office:document-meta>
</file>